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1239000004F6000004F601E6A3CE3F22F62D.svg" manifest:media-type="image/svg+xml"/>
  <manifest:file-entry manifest:full-path="Pictures/1000020100000030000000309A728AB3B61AB444.png" manifest:media-type="image/png"/>
  <manifest:file-entry manifest:full-path="Pictures/100002010000003000000030828FA27E9E72C919.png" manifest:media-type="image/png"/>
  <manifest:file-entry manifest:full-path="Pictures/10001239000004F6000004F6AB59A685DBBF3EA3.svg" manifest:media-type="image/svg+xml"/>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預設_5f_1">
      <style:graphic-properties draw:stroke="dash" draw:stroke-dash="Dashed_20__28_var_29_" svg:stroke-width="0.1cm" draw:marker-start-width="0.35cm" draw:marker-end-width="0.35cm" draw:fill="none" draw:textarea-horizontal-align="justify" draw:textarea-vertical-align="middle" draw:auto-grow-height="false" fo:min-height="9.576cm" fo:min-width="17.051cm" fo:padding-top="0.175cm" fo:padding-bottom="0.175cm" fo:padding-left="0.3cm" fo:padding-right="0.3cm"/>
    </style:style>
    <style:style style:name="gr2" style:family="graphic" style:parent-style-name="預設_5f_1">
      <style:graphic-properties draw:stroke="none" svg:stroke-color="#000000" draw:fill="none" draw:fill-color="#ffffff" draw:textarea-horizontal-align="left" draw:auto-grow-height="true" draw:auto-grow-width="true" fo:min-height="0.712cm" fo:min-width="4.189cm"/>
      <style:paragraph-properties style:writing-mode="lr-tb"/>
    </style:style>
    <style:style style:name="gr3" style:family="graphic">
      <style:graphic-properties style:protect="size"/>
    </style:style>
    <style:style style:name="gr4"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預設_5f_1">
      <style:graphic-properties svg:stroke-width="0.2cm" svg:stroke-color="#999999" draw:marker-start-width="0.5cm" draw:marker-end-width="0.5cm" draw:fill-color="#ffffff" draw:textarea-horizontal-align="justify" draw:textarea-vertical-align="middle" draw:auto-grow-height="false" fo:min-height="0.4cm" fo:min-width="0.15cm" fo:padding-top="0.225cm" fo:padding-bottom="0.225cm" fo:padding-left="0.35cm" fo:padding-right="0.35cm"/>
    </style:style>
    <style:style style:name="gr6" style:family="graphic" style:parent-style-name="預設_5f_1">
      <style:graphic-properties svg:stroke-width="0.2cm" svg:stroke-color="#bf0041" draw:marker-start-width="0.5cm" draw:marker-end-width="0.5cm" draw:fill-color="#ff6d6d" draw:textarea-horizontal-align="justify" draw:textarea-vertical-align="middle" draw:auto-grow-height="false" fo:min-height="0.4cm" fo:min-width="0.15cm" fo:padding-top="0.225cm" fo:padding-bottom="0.225cm" fo:padding-left="0.35cm" fo:padding-right="0.35cm"/>
    </style:style>
    <style:style style:name="gr7" style:family="graphic" style:parent-style-name="預設_5f_1">
      <style:graphic-properties svg:stroke-width="0.2cm" draw:marker-start-width="0.5cm" draw:marker-end-width="0.5cm" draw:textarea-horizontal-align="justify" draw:textarea-vertical-align="middle" draw:auto-grow-height="false" fo:min-height="0.4cm" fo:min-width="0.15cm" fo:padding-top="0.225cm" fo:padding-bottom="0.225cm" fo:padding-left="0.35cm" fo:padding-right="0.35cm"/>
    </style:style>
    <style:style style:name="gr8" style:family="graphic" style:parent-style-name="objectwithoutfill">
      <style:graphic-properties svg:stroke-width="0.2cm" svg:stroke-color="#1c1c1c" draw:marker-start-width="0.5cm" draw:marker-end-width="0.5cm" draw:fill="solid" draw:textarea-vertical-align="middle" fo:padding-top="0.225cm" fo:padding-bottom="0.225cm" fo:padding-left="0.35cm" fo:padding-right="0.35cm"/>
    </style:style>
    <style:style style:name="gr9" style:family="graphic" style:parent-style-name="預設_5f_1">
      <style:graphic-properties svg:stroke-width="0.1cm" draw:marker-start-width="0.35cm" draw:marker-end-width="0.35cm" draw:fill-color="#ffffff" draw:textarea-horizontal-align="justify" draw:textarea-vertical-align="middle" draw:auto-grow-height="false" fo:min-height="2.268cm" fo:min-width="2.418cm" fo:padding-top="0.175cm" fo:padding-bottom="0.175cm" fo:padding-left="0.3cm" fo:padding-right="0.3cm" fo:wrap-option="wrap"/>
      <style:paragraph-properties style:writing-mode="lr-tb"/>
    </style:style>
    <style:style style:name="gr10" style:family="graphic" style:parent-style-name="standard">
      <style:graphic-properties svg:stroke-width="0.1cm" svg:stroke-color="#00a933" draw:marker-start-width="0.35cm" draw:marker-end-width="0.35cm" draw:fill="none" draw:textarea-horizontal-align="justify" draw:textarea-vertical-align="middle" draw:auto-grow-height="false" fo:min-height="2.985cm" fo:min-width="0.8cm" fo:padding-top="0.175cm" fo:padding-bottom="0.175cm" fo:padding-left="0.3cm" fo:padding-right="0.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53cm"/>
      <style:paragraph-properties style:writing-mode="lr-tb"/>
    </style:style>
    <style:style style:name="gr12" style:family="graphic" style:parent-style-name="standard">
      <style:graphic-properties draw:stroke="dash" draw:stroke-dash="Dashed_20__28_var_29_" svg:stroke-width="0.1cm" svg:stroke-color="#00a933" draw:marker-start-width="0.35cm" draw:marker-end-width="0.35cm" draw:fill="none" draw:textarea-horizontal-align="justify" draw:textarea-vertical-align="middle" draw:auto-grow-height="false" fo:min-height="1.65cm" fo:min-width="8.8cm" fo:padding-top="0.175cm" fo:padding-bottom="0.175cm" fo:padding-left="0.3cm" fo:padding-right="0.3cm"/>
    </style:style>
    <style:style style:name="gr13" style:family="graphic" style:parent-style-name="standard">
      <style:graphic-properties svg:stroke-width="0.1cm" draw:marker-start-width="0.35cm" draw:marker-end-width="0.35cm" draw:fill="none" draw:textarea-horizontal-align="justify" draw:textarea-vertical-align="middle" draw:auto-grow-height="false" fo:min-height="0.559cm" fo:min-width="0.555cm" fo:padding-top="0.175cm" fo:padding-bottom="0.175cm" fo:padding-left="0.3cm" fo:padding-right="0.3cm" fo:wrap-option="no-wrap"/>
      <style:paragraph-properties style:writing-mode="lr-tb"/>
    </style:style>
    <style:style style:name="gr14" style:family="graphic" style:parent-style-name="預設_5f_1">
      <style:graphic-properties draw:stroke="dash" draw:stroke-dash="Dashed_20__28_var_29_" svg:stroke-width="0.1cm" draw:marker-start-width="0.35cm" draw:marker-end-width="0.35cm" draw:fill="none" draw:textarea-horizontal-align="justify" draw:textarea-vertical-align="middle" draw:auto-grow-height="false" fo:min-height="11.759cm" fo:min-width="17.051cm" fo:padding-top="0.175cm" fo:padding-bottom="0.175cm" fo:padding-left="0.3cm" fo:padding-right="0.3cm"/>
    </style:style>
    <style:style style:name="gr15" style:family="graphic" style:parent-style-name="預設_5f_1">
      <style:graphic-properties svg:stroke-width="0.2cm" svg:stroke-color="#acb20c" draw:marker-start-width="0.5cm" draw:marker-end-width="0.5cm" draw:fill-color="#ffef38" draw:textarea-horizontal-align="justify" draw:textarea-vertical-align="middle" draw:auto-grow-height="false" fo:min-height="0.4cm" fo:min-width="0.15cm" fo:padding-top="0.225cm" fo:padding-bottom="0.225cm" fo:padding-left="0.35cm" fo:padding-right="0.35cm"/>
    </style:style>
    <style:style style:name="gr16" style:family="graphic" style:parent-style-name="objectwithoutfill">
      <style:graphic-properties svg:stroke-width="0.2cm" svg:stroke-color="#e6e905" draw:marker-start-width="0.5cm" draw:marker-end="Arrow" draw:marker-end-width="0.6cm" draw:fill="solid" draw:textarea-vertical-align="middle" fo:padding-top="0.225cm" fo:padding-bottom="0.225cm" fo:padding-left="0.35cm" fo:padding-right="0.35cm"/>
    </style:style>
    <style:style style:name="gr17" style:family="graphic" style:parent-style-name="objectwithoutfill">
      <style:graphic-properties svg:stroke-width="0.2cm" svg:stroke-color="#e6e905" draw:marker-start-width="0.5cm" draw:marker-end="Arrow" draw:marker-end-width="0.5cm" draw:fill="solid" draw:textarea-vertical-align="middle" fo:padding-top="0.225cm" fo:padding-bottom="0.225cm" fo:padding-left="0.35cm" fo:padding-right="0.35cm"/>
    </style:style>
    <style:style style:name="pr1" style:family="presentation" style:parent-style-name="預設-subtitle">
      <style:graphic-properties draw:fill-color="#ffffff" fo:min-height="12.19cm"/>
      <style:paragraph-properties style:writing-mode="lr-tb"/>
    </style:style>
    <style:style style:name="pr2" style:family="presentation" style:parent-style-name="預設-notes">
      <style:graphic-properties draw:fill-color="#ffffff" fo:min-height="13.364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fo:text-align="center"/>
    </style:style>
    <style:style style:name="P5" style:family="paragraph">
      <loext:graphic-properties draw:fill-color="#ff6d6d"/>
      <style:paragraph-properties fo:text-align="center"/>
    </style:style>
    <style:style style:name="P6" style:family="paragraph">
      <style:paragraph-properties fo:text-align="center"/>
    </style:style>
    <style:style style:name="P7" style:family="paragraph">
      <loext:graphic-properties draw:fill="solid"/>
      <style:paragraph-properties fo:text-align="center"/>
    </style:style>
    <style:style style:name="P8" style:family="paragraph">
      <style:paragraph-properties fo:text-align="center" style:writing-mode="lr-tb"/>
      <style:text-properties style:font-name="Noto Sans1" fo:font-size="12pt" style:font-name-asian="Noto Sans1" style:font-size-asian="12pt" style:font-size-complex="12pt"/>
    </style:style>
    <style:style style:name="P9" style:family="paragraph">
      <loext:graphic-properties draw:fill-color="#ffffff"/>
      <style:paragraph-properties fo:text-align="center" style:writing-mode="lr-tb"/>
      <style:text-properties style:font-name="Noto Sans1" fo:font-size="12pt" style:font-name-asian="Noto Sans1" style:font-size-asian="12pt" style:font-size-complex="12pt"/>
    </style:style>
    <style:style style:name="P10" style:family="paragraph">
      <loext:graphic-properties draw:fill="none"/>
      <style:paragraph-properties fo:text-align="center" style:writing-mode="lr-tb"/>
      <style:text-properties style:font-name="Noto Sans1" fo:font-size="12pt" style:font-name-asian="Noto Sans1" style:font-size-asian="12pt" style:font-size-complex="12pt"/>
    </style:style>
    <style:style style:name="P11" style:family="paragraph">
      <loext:graphic-properties draw:fill="none" draw:fill-color="#ffffff"/>
      <style:paragraph-properties style:writing-mode="lr-tb"/>
      <style:text-properties fo:font-weight="bold" style:font-weight-asian="bold" style:font-weight-complex="bold"/>
    </style:style>
    <style:style style:name="P12" style:family="paragraph">
      <loext:graphic-properties draw:fill="none"/>
      <style:paragraph-properties fo:text-align="center"/>
      <style:text-properties style:font-name="Noto Sans1" fo:font-size="12pt" style:font-name-asian="Noto Sans1" style:font-size-asian="12pt" style:font-size-complex="12pt"/>
    </style:style>
    <style:style style:name="P13" style:family="paragraph">
      <style:paragraph-properties fo:text-align="center" style:writing-mode="lr-tb"/>
    </style:style>
    <style:style style:name="P14" style:family="paragraph">
      <loext:graphic-properties draw:fill="none"/>
      <style:paragraph-properties fo:text-align="center" style:writing-mode="lr-tb"/>
    </style:style>
    <style:style style:name="P15" style:family="paragraph">
      <loext:graphic-properties draw:fill-color="#ffef38"/>
      <style:paragraph-properties fo:text-align="center"/>
    </style:style>
    <style:style style:name="T1" style:family="text">
      <style:text-properties style:font-name="Noto Sans1" fo:font-size="12pt" style:font-name-asian="Noto Sans1" style:font-size-asian="12pt" style:font-size-complex="12pt"/>
    </style:style>
    <style:style style:name="T2" style:family="text">
      <style:text-properties style:font-name="Noto Sans1" fo:font-size="12pt" fo:font-weight="bold" style:font-name-asian="Noto Sans1"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32">
        <draw:frame presentation:style-name="pr1" draw:text-style-name="P1" draw:layer="layout" svg:width="25.199cm" svg:height="12.19cm" svg:x="1.4cm" svg:y="0.628cm" presentation:class="subtitle" presentation:user-transformed="true">
          <draw:text-box>
            <text:p>illustrate-commit-and-head-step-1</text:p>
          </draw:text-box>
        </draw:frame>
        <draw:custom-shape draw:style-name="gr1" draw:text-style-name="P2" draw:layer="layout" svg:width="17.651cm" svg:height="9.926cm" svg:x="5.717cm" svg:y="2.975cm">
          <text:p/>
          <draw:enhanced-geometry svg:viewBox="0 0 21600 21600" draw:mirror-horizontal="false" draw:mirror-vertical="false" draw:type="rectangle" draw:enhanced-path="M 0 0 L 21600 0 21600 21600 0 21600 0 0 Z N"/>
        </draw:custom-shape>
        <draw:frame draw:style-name="gr2" draw:text-style-name="P3" draw:layer="layout" svg:width="4.689cm" svg:height="0.962cm" svg:x="3.766cm" svg:y="2.975cm">
          <draw:text-box>
            <text:p>Capture region</text:p>
          </draw:text-box>
        </draw:frame>
        <presentation:notes draw:style-name="dp2">
          <draw:page-thumbnail draw:style-name="gr3"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預設" presentation:presentation-page-layout-name="AL2T0">
        <draw:frame draw:style-name="gr4" draw:text-style-name="P2" draw:layer="layout" svg:width="1.94cm" svg:height="1.94cm" svg:x="11.001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frame draw:style-name="gr4" draw:text-style-name="P2" draw:layer="layout" svg:width="1.94cm" svg:height="1.94cm" svg:x="6.88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custom-shape draw:style-name="gr5" draw:text-style-name="P4" draw:layer="layout" svg:width="1.2cm" svg:height="1.2cm" svg:x="16.648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2cm" svg:height="1.2cm" svg:x="16.648cm" svg:y="9.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2cm" svg:height="1.2cm" svg:x="16.648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7.248cm" svg:y1="9.201cm" svg:x2="17.248cm" svg:y2="8.2cm">
          <text:p/>
        </draw:line>
        <draw:line draw:style-name="gr8" draw:text-style-name="P7" draw:layer="layout" svg:x1="17.248cm" svg:y1="11.2cm" svg:x2="17.248cm" svg:y2="10.401cm">
          <text:p/>
        </draw:line>
        <draw:custom-shape draw:style-name="gr9" draw:text-style-name="P9" draw:layer="layout" svg:width="3.3cm" svg:height="2.9cm" svg:x="6.2cm" svg:y="3.399cm">
          <text:p text:style-name="P8"><text:span text:style-name="T1">工作樹</text:span></text:p>
          <text:p text:style-name="P8"><text:span text:style-name="T1">(Work Tr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5.5cm" svg:y="3.399cm">
          <text:p text:style-name="P8"><text:span text:style-name="T1">本地倉庫</text:span></text:p>
          <text:p text:style-name="P8"><text:span text:style-name="T1">(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0.3cm" svg:y="3.399cm">
          <text:p text:style-name="P8"><text:span text:style-name="T1">變更暫存</text:span></text:p>
          <text:p text:style-name="P8"><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94cm" svg:height="1.94cm" svg:x="13.827cm" svg:y="6.565cm">
          <draw:image xlink:href="Pictures/10001239000004F6000004F6AB59A685DBBF3EA3.svg" xlink:type="simple" xlink:show="embed" xlink:actuate="onLoad" loext:mime-type="image/svg+xml">
            <text:p/>
          </draw:image>
          <draw:image xlink:href="Pictures/100002010000003000000030828FA27E9E72C919.png" xlink:type="simple" xlink:show="embed" xlink:actuate="onLoad" loext:mime-type="image/png"/>
        </draw:frame>
        <draw:g>
          <draw:custom-shape draw:style-name="gr10" draw:text-style-name="P10" draw:layer="layout" svg:width="1.4cm" svg:height="4.2cm" draw:transform="rotate (-1.5707963267949) translate (22.9cm 6.898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1" draw:text-style-name="P11" draw:layer="layout" svg:width="2.8cm" svg:height="1.403cm" svg:x="19.8cm" svg:y="6.895cm">
            <draw:text-box>
              <text:p text:style-name="P6"><text:span text:style-name="T2">工作中版本 </text:span><text:span text:style-name="T2"><text:line-break/></text:span><text:span text:style-name="T2">(Head)</text:span></text:p>
            </draw:text-box>
          </draw:frame>
        </draw:g>
        <draw:polygon draw:style-name="gr12" draw:text-style-name="P12" draw:layer="layout" svg:width="4.799cm" svg:height="1.999cm" svg:x="13.827cm" svg:y="6.6cm" svg:viewBox="0 0 4800 2000" draw:points="0,0 4800,0 4800,2000 0,2000">
          <text:p/>
        </draw:polygon>
        <draw:custom-shape draw:style-name="gr13" draw:text-style-name="P14" draw:layer="layout" svg:width="1.767cm" svg:height="1.4cm" svg:x="11.033cm" svg:y="8.8cm">
          <text:p text:style-name="P1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預設" presentation:presentation-page-layout-name="AL1T32">
        <draw:frame presentation:style-name="pr1" draw:text-style-name="P1" draw:layer="layout" svg:width="25.199cm" svg:height="12.19cm" svg:x="1.4cm" svg:y="0.628cm" presentation:class="subtitle" presentation:user-transformed="true">
          <draw:text-box>
            <text:p>illustrate-commit-and-head-step-2</text:p>
          </draw:text-box>
        </draw:frame>
        <draw:custom-shape draw:style-name="gr14" draw:text-style-name="P2" draw:layer="layout" svg:width="17.651cm" svg:height="12.109cm" svg:x="5.717cm" svg:y="2.975cm">
          <text:p/>
          <draw:enhanced-geometry svg:viewBox="0 0 21600 21600" draw:mirror-horizontal="false" draw:mirror-vertical="false" draw:type="rectangle" draw:enhanced-path="M 0 0 L 21600 0 21600 21600 0 21600 0 0 Z N"/>
        </draw:custom-shape>
        <draw:frame draw:style-name="gr2" draw:text-style-name="P3" draw:layer="layout" svg:width="4.689cm" svg:height="0.962cm" svg:x="3.766cm" svg:y="2.975cm">
          <draw:text-box>
            <text:p>Capture region</text:p>
          </draw:text-box>
        </draw:frame>
        <presentation:notes draw:style-name="dp2">
          <draw:page-thumbnail draw:style-name="gr3"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預設" presentation:presentation-page-layout-name="AL2T0">
        <draw:frame draw:style-name="gr4" draw:text-style-name="P2" draw:layer="layout" svg:width="1.94cm" svg:height="1.94cm" svg:x="11.001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frame draw:style-name="gr4" draw:text-style-name="P2" draw:layer="layout" svg:width="1.94cm" svg:height="1.94cm" svg:x="6.88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custom-shape draw:style-name="gr5" draw:text-style-name="P4" draw:layer="layout" svg:width="1.2cm" svg:height="1.2cm" svg:x="16.648cm" svg:y="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2cm" svg:height="1.2cm" svg:x="16.648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2cm" svg:height="1.2cm" svg:x="16.64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7.248cm" svg:y1="11.401cm" svg:x2="17.248cm" svg:y2="10.4cm">
          <text:p/>
        </draw:line>
        <draw:line draw:style-name="gr8" draw:text-style-name="P7" draw:layer="layout" svg:x1="17.248cm" svg:y1="13.4cm" svg:x2="17.248cm" svg:y2="12.601cm">
          <text:p/>
        </draw:line>
        <draw:custom-shape draw:style-name="gr9" draw:text-style-name="P9" draw:layer="layout" svg:width="3.3cm" svg:height="2.9cm" svg:x="6.2cm" svg:y="3.399cm">
          <text:p text:style-name="P8"><text:span text:style-name="T1">工作樹</text:span></text:p>
          <text:p text:style-name="P8"><text:span text:style-name="T1">(Work Tr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5.5cm" svg:y="3.399cm">
          <text:p text:style-name="P8"><text:span text:style-name="T1">本地倉庫</text:span></text:p>
          <text:p text:style-name="P8"><text:span text:style-name="T1">(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0.3cm" svg:y="3.399cm">
          <text:p text:style-name="P8"><text:span text:style-name="T1">變更暫存</text:span></text:p>
          <text:p text:style-name="P8"><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94cm" svg:height="1.94cm" svg:x="13.827cm" svg:y="8.765cm">
          <draw:image xlink:href="Pictures/10001239000004F6000004F6AB59A685DBBF3EA3.svg" xlink:type="simple" xlink:show="embed" xlink:actuate="onLoad" loext:mime-type="image/svg+xml">
            <text:p/>
          </draw:image>
          <draw:image xlink:href="Pictures/100002010000003000000030828FA27E9E72C919.png" xlink:type="simple" xlink:show="embed" xlink:actuate="onLoad" loext:mime-type="image/png"/>
        </draw:frame>
        <draw:g>
          <draw:custom-shape draw:style-name="gr10" draw:text-style-name="P10" draw:layer="layout" svg:width="1.4cm" svg:height="4.2cm" draw:transform="rotate (-1.5707963267949) translate (22.9cm 9.098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1" draw:text-style-name="P11" draw:layer="layout" svg:width="2.8cm" svg:height="1.403cm" svg:x="19.8cm" svg:y="9.095cm">
            <draw:text-box>
              <text:p text:style-name="P6"><text:span text:style-name="T2">工作中版本 </text:span><text:span text:style-name="T2"><text:line-break/></text:span><text:span text:style-name="T2">(Head)</text:span></text:p>
            </draw:text-box>
          </draw:frame>
        </draw:g>
        <draw:polygon draw:style-name="gr12" draw:text-style-name="P12" draw:layer="layout" svg:width="4.799cm" svg:height="1.999cm" svg:x="13.827cm" svg:y="8.8cm" svg:viewBox="0 0 4800 2000" draw:points="0,0 4800,0 4800,2000 0,2000">
          <text:p/>
        </draw:polygon>
        <draw:custom-shape draw:style-name="gr13" draw:text-style-name="P14" xml:id="id1" draw:id="id1" draw:layer="layout" svg:width="1.767cm" svg:height="1.4cm" svg:x="11.033cm" svg:y="8.8cm">
          <text:p text:style-name="P1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5" xml:id="id2" draw:id="id2" draw:layer="layout" svg:width="1.2cm" svg:height="1.2cm" svg:x="16.648cm" svg:y="6.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7.248cm" svg:y1="9.2cm" svg:x2="17.248cm" svg:y2="8.199cm">
          <text:p/>
        </draw:line>
        <draw:connector draw:style-name="gr16" draw:text-style-name="P7" draw:layer="layout" draw:type="curve" draw:line-skew="-0.888cm" svg:x1="12.8cm" svg:y1="9.5cm" svg:x2="16.648cm" svg:y2="7.599cm" draw:start-shape="id1" draw:start-glue-point="1" draw:end-shape="id2" draw:end-glue-point="6" svg:d="M12800 9500c1518 0-406-1901 3848-1901" svg:viewBox="0 0 3849 1902">
          <text:p/>
        </draw:connector>
        <draw:line draw:style-name="gr17" draw:text-style-name="P7" draw:layer="layout" svg:x1="12.941cm" svg:y1="7.599cm" svg:x2="16.648cm" svg:y2="7.599cm">
          <text:p/>
        </draw:line>
        <presentation:notes draw:style-name="dp2">
          <draw:page-thumbnail draw:style-name="gr3"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預設" presentation:presentation-page-layout-name="AL1T32">
        <draw:frame presentation:style-name="pr1" draw:text-style-name="P1" draw:layer="layout" svg:width="25.199cm" svg:height="12.19cm" svg:x="1.4cm" svg:y="0.628cm" presentation:class="subtitle" presentation:user-transformed="true">
          <draw:text-box>
            <text:p>illustrate-commit-and-head-step-3</text:p>
          </draw:text-box>
        </draw:frame>
        <draw:custom-shape draw:style-name="gr14" draw:text-style-name="P2" draw:layer="layout" svg:width="17.651cm" svg:height="12.109cm" svg:x="5.717cm" svg:y="2.975cm">
          <text:p/>
          <draw:enhanced-geometry svg:viewBox="0 0 21600 21600" draw:mirror-horizontal="false" draw:mirror-vertical="false" draw:type="rectangle" draw:enhanced-path="M 0 0 L 21600 0 21600 21600 0 21600 0 0 Z N"/>
        </draw:custom-shape>
        <draw:frame draw:style-name="gr2" draw:text-style-name="P3" draw:layer="layout" svg:width="4.689cm" svg:height="0.962cm" svg:x="3.766cm" svg:y="2.975cm">
          <draw:text-box>
            <text:p>Capture region</text:p>
          </draw:text-box>
        </draw:frame>
        <presentation:notes draw:style-name="dp2">
          <draw:page-thumbnail draw:style-name="gr3"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預設" presentation:presentation-page-layout-name="AL2T0">
        <draw:frame draw:style-name="gr4" draw:text-style-name="P2" draw:layer="layout" svg:width="1.94cm" svg:height="1.94cm" svg:x="11.001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frame draw:style-name="gr4" draw:text-style-name="P2" draw:layer="layout" svg:width="1.94cm" svg:height="1.94cm" svg:x="6.88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custom-shape draw:style-name="gr5" draw:text-style-name="P4" draw:layer="layout" svg:width="1.2cm" svg:height="1.2cm" svg:x="16.648cm" svg:y="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2cm" svg:height="1.2cm" svg:x="16.648cm" svg:y="1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2cm" svg:height="1.2cm" svg:x="16.64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7" draw:layer="layout" svg:x1="17.248cm" svg:y1="11.401cm" svg:x2="17.248cm" svg:y2="10.4cm">
          <text:p/>
        </draw:line>
        <draw:line draw:style-name="gr8" draw:text-style-name="P7" draw:layer="layout" svg:x1="17.248cm" svg:y1="13.4cm" svg:x2="17.248cm" svg:y2="12.601cm">
          <text:p/>
        </draw:line>
        <draw:custom-shape draw:style-name="gr9" draw:text-style-name="P9" draw:layer="layout" svg:width="3.3cm" svg:height="2.9cm" svg:x="6.2cm" svg:y="3.399cm">
          <text:p text:style-name="P8"><text:span text:style-name="T1">工作樹</text:span></text:p>
          <text:p text:style-name="P8"><text:span text:style-name="T1">(Work Tr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5.5cm" svg:y="3.399cm">
          <text:p text:style-name="P8"><text:span text:style-name="T1">本地倉庫</text:span></text:p>
          <text:p text:style-name="P8"><text:span text:style-name="T1">(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3.3cm" svg:height="2.9cm" svg:x="10.3cm" svg:y="3.399cm">
          <text:p text:style-name="P8"><text:span text:style-name="T1">變更暫存</text:span></text:p>
          <text:p text:style-name="P8"><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10" draw:layer="layout" svg:width="1.4cm" svg:height="4.2cm" draw:transform="rotate (-1.5707963267949) translate (22.9cm 6.898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1" draw:text-style-name="P11" draw:layer="layout" svg:width="2.8cm" svg:height="1.403cm" svg:x="19.8cm" svg:y="6.895cm">
            <draw:text-box>
              <text:p text:style-name="P6"><text:span text:style-name="T2">工作中版本 </text:span><text:span text:style-name="T2"><text:line-break/></text:span><text:span text:style-name="T2">(Head)</text:span></text:p>
            </draw:text-box>
          </draw:frame>
        </draw:g>
        <draw:polygon draw:style-name="gr12" draw:text-style-name="P12" draw:layer="layout" svg:width="4.799cm" svg:height="1.999cm" svg:x="13.827cm" svg:y="6.6cm" svg:viewBox="0 0 4800 2000" draw:points="0,0 4800,0 4800,2000 0,2000">
          <text:p/>
        </draw:polygon>
        <draw:line draw:style-name="gr8" draw:text-style-name="P7" draw:layer="layout" svg:x1="17.248cm" svg:y1="9.2cm" svg:x2="17.248cm" svg:y2="8.199cm">
          <text:p/>
        </draw:line>
        <draw:frame draw:style-name="gr4" draw:text-style-name="P2" draw:layer="layout" svg:width="1.94cm" svg:height="1.94cm" svg:x="13.86cm" svg:y="6.565cm">
          <draw:image xlink:href="Pictures/10001239000004F6000004F601E6A3CE3F22F62D.svg" xlink:type="simple" xlink:show="embed" xlink:actuate="onLoad" loext:mime-type="image/svg+xml">
            <text:p/>
          </draw:image>
          <draw:image xlink:href="Pictures/1000020100000030000000309A728AB3B61AB444.png" xlink:type="simple" xlink:show="embed" xlink:actuate="onLoad" loext:mime-type="image/png"/>
        </draw:frame>
        <draw:custom-shape draw:style-name="gr15" draw:text-style-name="P15" draw:layer="layout" svg:width="1.2cm" svg:height="1.2cm" svg:x="16.649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微軟正黑體1" svg:font-family="微軟正黑體"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預設_5f_1" style:display-name="預設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預設_5f_1" style:display-name="預設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預設-backgroundobjects">
      <style:graphic-properties draw:stroke="none" draw:fill="none" draw:fill-color="#ffffff" draw:auto-grow-height="false" fo:min-height="1.086cm"/>
      <style:paragraph-properties style:writing-mode="lr-tb"/>
    </style:style>
    <style:style style:name="Mpr2" style:family="presentation" style:parent-style-name="預設-backgroundobjects">
      <style:graphic-properties draw:stroke="none" draw:fill="none" draw:fill-color="#ffffff" draw:auto-grow-height="false" fo:min-height="1.485cm"/>
      <style:paragraph-properties style:writing-mode="lr-tb"/>
    </style:style>
    <style:style style:name="Mpr3"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draw:frame presentation:style-name="預設-title" draw:layer="backgroundobjects" svg:width="25.199cm" svg:height="2.629cm" svg:x="1.4cm" svg:y="0.628cm" presentation:class="title" presentation:placeholder="true">
        <draw:text-box/>
      </draw:frame>
      <draw:frame presentation:style-name="預設-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編號&gt;</text:page-number></text:span></text:p>
        </draw:text-box>
      </draw:frame>
      <presentation:notes style:page-layout-name="PM0">
        <draw:page-thumbnail presentation:style-name="預設-title" draw:layer="backgroundobjects" svg:width="19.798cm" svg:height="11.136cm" svg:x="0.6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17T23:38:03.397000000</meta:creation-date>
    <meta:generator>LibreOffice/6.3.4.2$Windows_X86_64 LibreOffice_project/60da17e045e08f1793c57c00ba83cdfce946d0aa</meta:generator>
    <dc:date>2020-07-10T01:51:25.855000000</dc:date>
    <meta:editing-duration>PT12H24M34S</meta:editing-duration>
    <meta:editing-cycles>27</meta:editing-cycles>
    <meta:document-statistic meta:object-count="95"/>
  </office:meta>
</office:document-meta>
</file>